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20pt" style:font-size-complex="20pt"/>
    </style:style>
    <style:style style:name="P2" style:family="paragraph" style:parent-style-name="Standard">
      <style:paragraph-properties fo:text-align="justify" style:justify-single-word="false"/>
      <style:text-properties fo:font-size="20pt" fo:font-style="italic" style:font-size-asian="20pt" style:font-style-asian="italic" style:font-size-complex="20pt" style:font-style-complex="italic"/>
    </style:style>
    <style:style style:name="P3" style:family="paragraph" style:parent-style-name="Standard">
      <style:paragraph-properties fo:text-align="justify"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034cm" fo:margin-right="0cm" fo:text-align="justify" style:justify-single-word="false" fo:text-indent="-1.289cm" style:auto-text-indent="false">
        <style:tab-stops/>
      </style:paragraph-properties>
      <style:text-properties fo:font-size="20pt" style:font-size-asian="20pt" style:font-size-complex="20pt"/>
    </style:style>
    <style:style style:name="P7" style:family="paragraph" style:parent-style-name="Standard">
      <style:paragraph-properties fo:text-align="justify" style:justify-single-word="false"/>
      <style:text-properties fo:font-size="20pt" style:font-size-asian="20pt" style:font-size-complex="20pt"/>
    </style:style>
    <style:style style:name="P8" style:family="paragraph" style:parent-style-name="Standard" style:list-style-name="L1">
      <style:paragraph-properties fo:text-align="justify" style:justify-single-word="false"/>
      <style:text-properties fo:font-size="20pt" style:font-size-asian="20pt" style:font-size-complex="20pt"/>
    </style:style>
    <style:style style:name="P9" style:family="paragraph" style:parent-style-name="Standard" style:list-style-name="L2">
      <style:paragraph-properties fo:text-align="justify" style:justify-single-word="false"/>
      <style:text-properties fo:font-size="20pt" style:font-size-asian="20pt" style:font-size-complex="20pt"/>
    </style:style>
    <style:style style:name="P10" style:family="paragraph" style:parent-style-name="Standard" style:list-style-name="L3">
      <style:paragraph-properties fo:text-align="justify" style:justify-single-word="false"/>
      <style:text-properties fo:font-size="20pt" style:font-size-asian="20pt" style:font-size-complex="20pt"/>
    </style:style>
    <style:style style:name="P11" style:family="paragraph" style:parent-style-name="Standard" style:list-style-name="L3">
      <style:paragraph-properties fo:text-align="justify" style:justify-single-word="false">
        <style:tab-stops/>
      </style:paragraph-properties>
      <style:text-properties fo:font-size="20pt" style:font-size-asian="20pt" style:font-size-complex="20pt"/>
    </style:style>
    <style:style style:name="P12" style:family="paragraph" style:parent-style-name="Standard" style:list-style-name="L4">
      <style:paragraph-properties fo:text-align="justify" style:justify-single-word="false"/>
      <style:text-properties fo:font-size="20pt" style:font-size-asian="20pt" style:font-size-complex="20pt"/>
    </style:style>
    <style:style style:name="P13" style:family="paragraph" style:parent-style-name="Standard" style:list-style-name="L5">
      <style:paragraph-properties fo:text-align="justify" style:justify-single-word="false"/>
      <style:text-properties fo:font-size="20pt" style:font-size-asian="20pt" style:font-size-complex="20pt"/>
    </style:style>
    <style:style style:name="P14" style:family="paragraph" style:parent-style-name="Standard" style:list-style-name="L6">
      <style:paragraph-properties fo:text-align="justify"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17" style:family="paragraph" style:parent-style-name="Standard" style:list-style-name="L3">
      <style:paragraph-properties fo:margin-left="0.034cm" fo:margin-right="0cm" fo:text-align="justify" style:justify-single-word="false" fo:text-indent="-1.289cm" style:auto-text-indent="false">
        <style:tab-stops/>
      </style:paragraph-properties>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20pt" fo:font-style="italic" style:font-size-asian="20pt" style:font-style-asian="italic" style:font-size-complex="20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erimento per la realizzazione di una base dati, sfruttando il database spaziale in spatialite di pyarchinit, per generare piante tematiche per turismo o di tutela</text:p>
      <text:p text:style-name="P1"/>
      <text:p text:style-name="P1">1 .Creare un progetto Qgis in epsg 3004 e Salvare con Nome “Progetto Master 2013”</text:p>
      <text:p text:style-name="P1"/>
      <text:p text:style-name="P3">La ricerca dei dati da inserire nel vostro GIS</text:p>
      <text:p text:style-name="P1"/>
      <text:p text:style-name="P1">2. Cercare su internet informazioni su:</text:p>
      <text:list xml:id="list2774115231137397240" text:style-name="L1">
        <text:list-item>
          <text:p text:style-name="P8">Rimini</text:p>
        </text:list-item>
        <text:list-item>
          <text:p text:style-name="P8">Tempio Malatestiano</text:p>
        </text:list-item>
        <text:list-item>
          <text:p text:style-name="P8">Sant'Agostino di Rimini</text:p>
        </text:list-item>
        <text:list-item>
          <text:p text:style-name="P8">Rocca Malatestiana</text:p>
        </text:list-item>
        <text:list-item>
          <text:p text:style-name="P8">Arco di Augusto</text:p>
        </text:list-item>
        <text:list-item>
          <text:p text:style-name="P8">Ponte di Tiberio</text:p>
        </text:list-item>
        <text:list-item>
          <text:p text:style-name="P8">Piazza Tre Martiri</text:p>
          <text:p text:style-name="P8"/>
        </text:list-item>
      </text:list>
      <text:p text:style-name="P1">3.Aprire il WMS dell'Emilia Romagna e cercare Rimini</text:p>
      <text:p text:style-name="P1"/>
      <text:p text:style-name="P1">4. Realizzare le schede di sito in pyarchinit per poter agganciare al layer pyarchinit_siti la mappa valori per l'inserimento del nome del sito (in descr_sito inserire il valore Progetto Master 2013):</text:p>
      <text:list xml:id="list3212269844329361154" text:style-name="L2">
        <text:list-item>
          <text:p text:style-name="P9">Rimini</text:p>
        </text:list-item>
        <text:list-item>
          <text:p text:style-name="P9">Tempio Malatestiano</text:p>
        </text:list-item>
        <text:list-item>
          <text:p text:style-name="P9">Santagostino di Rimini</text:p>
        </text:list-item>
        <text:list-item>
          <text:p text:style-name="P9">Castelsismondo</text:p>
        </text:list-item>
        <text:list-item>
          <text:p text:style-name="P9">Arco di Augusto</text:p>
        </text:list-item>
        <text:list-item>
          <text:p text:style-name="P9">Ponte di Tiberio</text:p>
        </text:list-item>
        <text:list-item>
          <text:p text:style-name="P9">Piazza Tre Martiri</text:p>
        </text:list-item>
      </text:list>
      <text:p text:style-name="P1"><text:soft-page-break/></text:p>
      <text:p text:style-name="P1">5. Con il layer pyarchinit_siti creare i siti (utilizzare il metodo di inserimento dati mappa valori da site_table):</text:p>
      <text:p text:style-name="P1"/>
      <text:list xml:id="list2821267725561429039" text:style-name="L3">
        <text:list-item>
          <text:p text:style-name="P10">Rimini</text:p>
        </text:list-item>
        <text:list-item>
          <text:p text:style-name="P10">Tempio Malatestiano</text:p>
        </text:list-item>
        <text:list-item>
          <text:p text:style-name="P10">Santagostino di Rimini</text:p>
        </text:list-item>
        <text:list-item>
          <text:p text:style-name="P10">Castelsismondo</text:p>
        </text:list-item>
        <text:list-item>
          <text:p text:style-name="P10">Arco di Augusto</text:p>
        </text:list-item>
        <text:list-item>
          <text:p text:style-name="P10">Ponte di Tiberio</text:p>
        </text:list-item>
        <text:list-item>
          <text:p text:style-name="P10">Piazza Tre Martiri</text:p>
          <text:p text:style-name="P11"/>
          <text:p text:style-name="P17">6. Aprire il plugin OSM, scaricare i layer, <text:s/>e studiare quali dati si possono ricavare per strade, parcheggi, punti ristorazione, ecc. Confrontarsi anche con strumenti WEB come tuttocitta.it, wikipedia, openstreetmap.org</text:p>
        </text:list-item>
      </text:list>
      <text:p text:style-name="P6"/>
      <text:list xml:id="list30483919" text:continue-numbering="true" text:style-name="L3">
        <text:list-header>
          <text:p text:style-name="P17"/>
          <text:p text:style-name="P17">7.Con il layer pyarchinit_ripartizioni_spaziali digitalizzare 4 aree di parcheggio da OSM</text:p>
        </text:list-header>
      </text:list>
      <text:p text:style-name="P5"><text:span text:style-name="T1"><text:tab/></text:span><text:span text:style-name="T2">Suggerimento</text:span></text:p>
      <text:list xml:id="list7265716650422167391" text:style-name="L4">
        <text:list-item>
          <text:list>
            <text:list-item>
              <text:p text:style-name="P12">Esportare come shape il layer poligonale (tasto destro su nome layer “save as”);</text:p>
            </text:list-item>
            <text:list-item>
              <text:p text:style-name="P12">ricaricare lo shapefiles;</text:p>
            </text:list-item>
            <text:list-item>
              <text:p text:style-name="P12">fare la query per visualizzare solo i parcheggi;</text:p>
            </text:list-item>
            <text:list-item>
              <text:p text:style-name="P12">abilitare l'etichetta sul campo amenity.</text:p>
              <text:p text:style-name="P12"/>
            </text:list-item>
          </text:list>
        </text:list-item>
      </text:list>
      <text:p text:style-name="P1">8.Con il layer pyarchinit_linee_rif digitalizzare una quindicina percorsi tra i parcheggi e i punti di interesse e tra punto di interesse e parcheggio. Applicare come stile l'evidenziazione con freccia che indica l'andamento del <text:soft-page-break/>percorso e colori differenti della linea a seconda del nome del percorso.</text:p>
      <text:p text:style-name="P1"/>
      <text:p text:style-name="P1">9. Con il layer pyarchinit_ipotesi_strutture digitalizzare i perimetri dei singoli edifici. In scavo mettere il nome della città, come id_struttura il nome del sito e una definizione nel campo descrizione (arco, ponte, castello, chiesa, piazza). Riempire il campo datazione_estesa (Età romana, Età medievale, Età moderna) con l'epoca della struttura . Creare uno stile con le regole a seconda del tipo di edificio e della sua datazione.</text:p>
      <text:p text:style-name="P1"><text:tab/></text:p>
      <text:p text:style-name="P1">10. Con il layer pyarchinit_ipotesi_strutture digitalizzare i perimetri dei singoli edifici dando una sigla diversa a seconda del tipo di edificio</text:p>
      <text:p text:style-name="P1"/>
      <text:p text:style-name="P4">Aggiungere tabelle al vostro database spaziale</text:p>
      <text:p text:style-name="P1"/>
      <text:p text:style-name="P1">11. Realizzare una tabella “pannelli” in spatialite con campo id_pannello (text), id_struttura_pannello (text), numero_pannello (integer), titolo_pannello (text), testo_pannello (text)</text:p>
      <text:p text:style-name="P1"/>
      <text:p text:style-name="P1">12. Con il layer pyarchinit_punti_rif crearsi un sistema di punti di interesse turistico dove collocare eventuali pannelli. Provare ad utilizzare il plugin di estrazione dei nodi da linee rif che si trova sotto al menù vettori e provare <text:s/>a copiarli all'interno di pyarchinit_punti_rif provando a modificare i dati prima di salvarli.</text:p>
      <text:p text:style-name="P1">Scegliete una decina di punti e segnate come id_punto pannello_1, pannello_2, pannello_3, ecc. </text:p>
      <text:p text:style-name="P1"><text:soft-page-break/>Riempire il campo sito usando i valori dei siti di site_table.</text:p>
      <text:p text:style-name="P1"/>
      <text:p text:style-name="P1">13. Inserire i dati dei pannelli nella tabella pannelli. Mettete il medesimo valore di id_punto di pyarchinit_punti_rif in id_pannello. Usare mappa valori per riempire i campi id_struttura_pannello, nella tabella pannelli. Riempire il campo id_struttura_pannello con i valori presi da site_table.</text:p>
      <text:p text:style-name="P1">numero_pannello, titolo_pannello e testo_pannello sceglierli a piacimento a seconda del sito descritto.</text:p>
      <text:p text:style-name="P1"/>
      <text:list xml:id="list6894695834552308108" text:style-name="L5">
        <text:list-item>
          <text:p text:style-name="P13">Fare una query su def_punto di pyarhcinit_punti_rif per richiamare solo il valore pannello</text:p>
        </text:list-item>
        <text:list-item>
          <text:p text:style-name="P13">Fare il join tra la tabella pyarchinit_punti_rif e pannelli sui campi id_punto == id_pannello</text:p>
        </text:list-item>
        <text:list-item>
          <text:p text:style-name="P13">Fare join tra la tabella pyarchinit_punti_rif e pyarchinit_strutture_ipotesi sul campo sito == id_struttura</text:p>
        </text:list-item>
      </text:list>
      <text:p text:style-name="P1"/>
      <text:p text:style-name="P1">14. Caratterizzare con gli stili i singoli pannelli sul campo numero_pannello e visualizzare con una etichetta dal nuovo sistema di etichettatura usando questa query:</text:p>
      <text:p text:style-name="P5"><text:span text:style-name="T1"><text:s text:c="11"/></text:span>'Pannello: ' || "numero_pannello" || ' - ' || "dataz_ext" </text:p>
      <text:p text:style-name="P1">per far apparire il numero del pannello con accanto la datazione.</text:p>
      <text:p text:style-name="P1"/>
      <text:p text:style-name="P4">Percorsi Disegno Manuale</text:p>
      <text:p text:style-name="P1">15.Realizzare un nuovo layer vettoriale di tipo linea per visualizzare i singoli percorsi. Nome layer: percorsi</text:p>
      <text:p text:style-name="P1">id_percorso (integer)</text:p>
      <text:p text:style-name="P1">partenza (text)</text:p>
      <text:p text:style-name="P1">arrivo (text)</text:p>
      <text:p text:style-name="P1"><text:soft-page-break/></text:p>
      <text:p text:style-name="P1">16.Popolare la tabella facendo 4, 5 percorsi e inserendo partenza e arrivo sfruttando il nome del sito da site_table</text:p>
      <text:p text:style-name="P1">17.Fare il join tra tabella percorsi e pyarchinit_punti_rif sul campo col nome del sito per sfruttare i campi provenienti dai pannelli.</text:p>
      <text:p text:style-name="P1"/>
      <text:p text:style-name="P3">Percorsi da Geoprocessing</text:p>
      <text:list xml:id="list7997177798452027688" text:style-name="L6">
        <text:list-item>
          <text:p text:style-name="P14">Scaricare il layer OSM per la zona interessata</text:p>
        </text:list-item>
        <text:list-item>
          <text:p text:style-name="P14">Salvare il file come shapefiles/caricarlo in Qgis: nome= grafo_strade</text:p>
        </text:list-item>
        <text:list-item>
          <text:p text:style-name="P14">Infittire la geometria aggiungendo vertici (Menù Vettore&gt;Strumenti Geometria&gt;Infittisci le geometrie: settare il valore a 100)</text:p>
        </text:list-item>
        <text:list-item>
          <text:p text:style-name="P14">Caricare il plugin Road Graph</text:p>
        </text:list-item>
        <text:list-item>
          <text:p text:style-name="P14">Settare dalle preferenze il layer grafo_strade la tolleranza topologica in base alla frequenza dei vertici (attenzione che i vertici siano sempre a distanza di 1 metro altrimenti il sistema non va a buon fine)</text:p>
        </text:list-item>
        <text:list-item>
          <text:p text:style-name="P14">Settare un punto di partenza e arrivo, calcolare il percorso</text:p>
        </text:list-item>
        <text:list-item>
          <text:p text:style-name="P14">esportarlo su percorsi</text:p>
        </text:list-item>
        <text:list-item>
          <text:p text:style-name="P14">rinominare i percorsi con partenze/arrivi</text:p>
        </text:list-item>
      </text:list>
      <text:p text:style-name="P1"/>
      <text:p text:style-name="P1">18.Realizzare una tabella norme_tutela con</text:p>
      <text:p text:style-name="P1">id_sito_norme (text)</text:p>
      <text:p text:style-name="P1">grado_tutela (integer)</text:p>
      <text:p text:style-name="P1">buffer_rispetto (integer)</text:p>
      <text:p text:style-name="P1">norma (text)</text:p>
      <text:p text:style-name="P1"/>
      <text:p text:style-name="P1">16.Popolare la tabella per tutti i siti sfruttando per <text:soft-page-break/>id_sito_norme i valori da site_table</text:p>
      <text:p text:style-name="P1">compilare il grado_tutela con valori da 1-5</text:p>
      <text:p text:style-name="P1">Fare una mappa valori con accoppiate 1 / basso, 2 / medio-basso, 3 / medio, 4 / medio-alto, 5 / alto</text:p>
      <text:p text:style-name="P1">compilare la buffer tutela con valori di 10-20-30-40-50 (ovvero la distanza in metri che rifletta i valori di grado_tutela moltiplicato x 10: provare a riempire i campi col calcolatore creando un'operazione che sfrutti il valore di grado_tutela moltiplicato 10)</text:p>
      <text:p text:style-name="P1"/>
      <text:p text:style-name="P1"/>
      <text:p text:style-name="P1">17. Caricare un nuovo layer pyarchinit_siti. Bloccare con una query su descr_sito riferito al progetto del master.</text:p>
      <text:p text:style-name="P1"/>
      <text:p text:style-name="P1">18. Fare il join tra il nome_sito e l'id_sito_norme</text:p>
      <text:p text:style-name="P1"/>
      <text:p text:style-name="P1">19.Caratterizzare il punto in base a grado tutela sia come colori (tramite rampa da giallo a rosso) </text:p>
      <text:p text:style-name="P1">20. Esportare come shapefile dal nome siti_norme</text:p>
      <text:p text:style-name="P1">21. Generare su siti_norme delle Buffer Area in base al campo buffer_rispetto</text:p>
      <text:p text:style-name="P4">Fare la stessa cosa intorno alle strutture</text:p>
      <text:p text:style-name="P1"/>
      <text:p text:style-name="P1">22. importare le buffer create dentro al geodb spatialite tramite plugin spatialite.</text:p>
      <text:p text:style-name="P1"/>
      <text:p text:style-name="P1">23.Generate un DEM del potenziale tramite plugin Interpolazione sotto al menù raster</text:p>
      <text:p text:style-name="P1"/>
      <text:p text:style-name="P1">24. Generare una colorazione personalizzata del DEM tramite raster color plugin che deve essere installato a <text:soft-page-break/>partire dal repo http://www.bc-consult.com/free/plugins.xml</text:p>
      <text:p text:style-name="P1"/>
      <text:p text:style-name="P4"/>
      <text:p text:style-name="P3"/>
      <text:p text:style-name="P3">Il sistema di stampa</text:p>
      <text:p text:style-name="P1"/>
      <text:p text:style-name="P1">25.Realizzare con il plugin Griglia vettoriale un quadro unione. Con gli strumenti di amministrazione della struttura del database modificare il .dbf dello shapefile realizzato e aggiungere un campo titolo_tavola e compilare i campi con Tavola 1, Tavola 2, Tavola 3, ecc.</text:p>
      <text:p text:style-name="P1"/>
      <text:p text:style-name="P1">26.Eportare le singole tavole in .png e i .qpt</text:p>
      <text:p text:style-name="P1"/>
      <text:p text:style-name="P3">Output di progetto</text:p>
      <text:p text:style-name="P1"/>
      <text:p text:style-name="P1">27. Esportare tutto il progetto in un'unica cartella tramite plugin Qconsoli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08:51:16.33</meta:creation-date>
    <dc:date>2013-03-27T10:34:23.35</dc:date>
    <meta:editing-duration>PT10H54M20S</meta:editing-duration>
    <meta:editing-cycles>42</meta:editing-cycles>
    <meta:generator>OpenOffice.org/3.4$Win32 OpenOffice.org_project/340m1$Build-9590</meta:generator>
    <meta:document-statistic meta:table-count="0" meta:image-count="0" meta:object-count="0" meta:page-count="7" meta:paragraph-count="91" meta:word-count="1069" meta:character-count="7095"/>
  </office:meta>
</office:document-meta>
</file>